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5a19"/>
    </style:style>
    <style:style style:name="P2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 mypartitioner(partcount:Int) extends org.apache.spark.Partitioner{</text:p>
      <text:p text:style-name="P2"><text:s text:c="16"/>override def numPartitions : Int = partcount</text:p>
      <text:p text:style-name="P2"><text:s text:c="16"/>override def getPartition(key:Any):Int={</text:p>
      <text:p text:style-name="P2"><text:s text:c="16"/>val input = key.toString.toInt</text:p>
      <text:p text:style-name="P2"><text:s text:c="16"/>input % partcount </text:p>
      <text:p text:style-name="P2"><text:s text:c="16"/>}</text:p>
      <text:p text:style-name="P2"><text:s text:c="16"/>override def equals(obj:Any):Boolean = </text:p>
      <text:p text:style-name="P2"><text:s text:c="16"/>{</text:p>
      <text:p text:style-name="P2"><text:s text:c="32"/>obj match</text:p>
      <text:p text:style-name="P2"><text:s text:c="32"/>{</text:p>
      <text:p text:style-name="P2"><text:s text:c="48"/>case abc: mypartitioner =&gt; abc.numPartitions == numPartitions</text:p>
      <text:p text:style-name="P2"><text:s text:c="48"/>case _ =&gt; false</text:p>
      <text:p text:style-name="P2"><text:s text:c="32"/>}</text:p>
      <text:p text:style-name="P2"><text:s text:c="16"/>}</text:p>
      <text:p text:style-name="P2">}</text:p>
      <text:p text:style-name="Standard"/>
      <text:p text:style-name="Standard"/>
      <text:p text:style-name="P1">var a = sc.parallelize(1 to 100)</text:p>
      <text:p text:style-name="P1">var b = a.map(x=&gt;(x,1))</text:p>
      <text:p text:style-name="P1">var c = b.partitionBy(new mypartitioner(10)).cache</text:p>
      <text:p text:style-name="P1">c.glom.collec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3:05:27.975000000</meta:creation-date>
    <dc:date>2018-12-10T22:44:19.289000000</dc:date>
    <meta:editing-duration>PT2M29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9" meta:word-count="60" meta:character-count="774" meta:non-whitespace-character-count="410"/>
  </office:meta>
</office:document-meta>
</file>